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47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28pt" style:use-optimal-row-height="true" fo:break-before="auto"/>
    </style:style>
    <style:style style:name="ro10" style:family="table-row">
      <style:table-row-properties style:row-height="89pt" style:use-optimal-row-height="false" fo:break-before="auto"/>
    </style:style>
    <style:style style:name="ro11" style:family="table-row">
      <style:table-row-properties style:row-height="77pt" style:use-optimal-row-height="false" fo:break-before="auto"/>
    </style:style>
    <style:style style:name="ro12" style:family="table-row">
      <style:table-row-properties style:row-height="3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0">
            <text:p>These instructions explain the requirements for the AFT annual allowance charge file te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0">
            <text:p>The template this document describes is new and differs to previous versions. This is for annual allowance charges that do not include the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0">
            <text:p>Leaving columns A to L empty will generate an error. If you are only reporting one scheme, rows M and beyond may be left empty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6">
            <text:p>Tax year (relates)</text:p>
          </table:table-cell>
          <table:table-cell office:value-type="string" table:style-name="ce6">
            <text:p>The tax year to which the annual allowance charge relates</text:p>
          </table:table-cell>
          <table:table-cell office:value-type="string" table:style-name="ce7">
            <text:p>Enter a valid tax year in the correct format, like 2020 to 2021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10">
          <table:table-cell office:value-type="string" table:style-name="ce5">
            <text:p>Charge details</text:p>
          </table:table-cell>
          <table:table-cell office:value-type="string" table:style-name="ce5">
            <text:p>Annual allowance charge amount</text:p>
          </table:table-cell>
          <table:table-cell office:value-type="string" table:style-name="ce5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/>
        </table:table-row>
        <table:table-row table:style-name="ro11">
          <table:table-cell office:value-type="string" table:style-name="ce6">
            <text:p>Date</text:p>
          </table:table-cell>
          <table:table-cell office:value-type="string" table:style-name="ce6">
            <text:p>Date you received notice to pay the charge</text:p>
          </table:table-cell>
          <table:table-cell office:value-type="string" table:style-name="ce6">
            <text:p>The date you received notice to pay the charge must have occurred in the quarter and year that has been selected - it cannot be a date in the future. <text:s text:c="63"/>The date must include a day, month and year, like 22/04/2022</text:p>
          </table:table-cell>
          <table:table-cell table:number-columns-repeated="16381"/>
        </table:table-row>
        <table:table-row table:style-name="ro12">
          <table:table-cell office:value-type="string" table:style-name="ce6">
            <text:p>Payment date status</text:p>
          </table:table-cell>
          <table:table-cell office:value-type="string" table:style-name="ce6">
            <text:p>Is the payment type mandatory?</text:p>
          </table:table-cell>
          <table:table-cell office:value-type="string" table:style-name="ce7">
            <text:p>Type YES if this is a mandatory payment type; NO if it is not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number-rows-repeated="4" table:style-name="ro4">
          <table:table-cell table:number-columns-repeated="3" table:style-name="ce8"/>
          <table:table-cell table:number-columns-repeated="16381" table:style-name="ce9"/>
        </table:table-row>
        <table:table-row table:number-rows-repeated="104855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title/>
    <dc:description/>
    <dc:subject/>
    <meta:initial-creator/>
    <dc:creator>Microsoft Office User</dc:creator>
    <meta:creation-date>2021-09-14T09:26:04Z</meta:creation-date>
    <dc:date>2023-01-31T12:06:29Z</dc:date>
    <meta:template xlink:href="" xlink:type="simple"/>
    <meta:editing-cycles>5</meta:editing-cycles>
    <meta:editing-duration>PT4080S</meta:editing-duration>
  </office:meta>
</office:document-meta>
</file>